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6cm" fo:min-width="0.3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.3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52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6cm" svg:height="4.5cm" svg:x="6cm" svg:y="9cm">
          <text:p text:style-name="P1">FUNZIONE</text:p>
        </draw:rect>
        <draw:line draw:style-name="gr2" draw:text-style-name="P1" draw:layer="layout" svg:x1="15cm" svg:y1="10cm" svg:x2="12cm" svg:y2="10cm">
          <text:p/>
        </draw:line>
        <draw:frame draw:style-name="gr3" draw:layer="layout" svg:width="2.859cm" svg:height="1.171cm" svg:x="15.141cm" svg:y="9.374cm">
          <draw:text-box>
            <text:p>In<text:span text:style-name="T1">1</text:span></text:p>
          </draw:text-box>
        </draw:frame>
        <draw:line draw:style-name="gr2" draw:text-style-name="P1" draw:layer="layout" svg:x1="15cm" svg:y1="10.955cm" svg:x2="12cm" svg:y2="10.955cm">
          <text:p/>
        </draw:line>
        <draw:frame draw:style-name="gr4" draw:layer="layout" svg:width="2.859cm" svg:height="1.171cm" svg:x="15.141cm" svg:y="10.329cm">
          <draw:text-box>
            <text:p>In<text:span text:style-name="T1">2</text:span></text:p>
          </draw:text-box>
        </draw:frame>
        <draw:line draw:style-name="gr2" draw:text-style-name="P1" draw:layer="layout" svg:x1="15cm" svg:y1="12.955cm" svg:x2="12cm" svg:y2="12.955cm">
          <text:p/>
        </draw:line>
        <draw:frame draw:style-name="gr4" draw:layer="layout" svg:width="2.859cm" svg:height="1.171cm" svg:x="15.141cm" svg:y="12.329cm">
          <draw:text-box>
            <text:p>In<text:span text:style-name="T1">n</text:span></text:p>
          </draw:text-box>
        </draw:frame>
        <draw:frame draw:style-name="gr5" draw:layer="layout" svg:width="1.5cm" svg:height="0.962cm" svg:x="12.5cm" svg:y="11.397cm">
          <draw:text-box>
            <text:p>...</text:p>
          </draw:text-box>
        </draw:frame>
        <draw:line draw:style-name="gr2" draw:text-style-name="P1" draw:layer="layout" svg:x1="6cm" svg:y1="11cm" svg:x2="3.5cm" svg:y2="11cm">
          <text:p/>
        </draw:line>
        <draw:frame draw:style-name="gr6" draw:layer="layout" svg:width="2.583cm" svg:height="0.962cm" svg:x="2.417cm" svg:y="10cm">
          <draw:text-box>
            <text:p>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10-08T14:29:45</meta:creation-date>
    <dc:date>2011-10-08T14:36:15</dc:date>
    <dc:creator>Alessandro Bugatti</dc:creator>
    <meta:editing-duration>PT00H06M35S</meta:editing-duration>
    <meta:editing-cycles>1</meta:editing-cycles>
    <meta:document-statistic meta:object-count="10"/>
    <meta:generator>OpenOffice.org/3.1$Linux OpenOffice.org_project/310m19$Build-9420</meta:generator>
  </office:meta>
</office:document-meta>
</file>